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7cm" fo:min-width="7.347cm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top="0cm" fo:margin-bottom="0cm" fo:line-height="100%"/>
    </style:style>
    <style:style style:name="P2" style:family="paragraph">
      <loext:graphic-properties draw:fill-color="#ffffff"/>
      <style:paragraph-properties fo:line-height="150%"/>
      <style:text-properties style:font-name="Oswald" fo:font-size="110pt" style:font-size-asian="110pt" style:font-size-complex="11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style:font-name="Oswa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text-properties fo:color="#ff9900" style:font-name="Oswald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style:font-name="Oswald" fo:font-size="32pt"/>
    </style:style>
    <style:style style:name="T1" style:family="text">
      <style:text-properties fo:color="#ff9900" style:font-name="Oswald" fo:font-size="110pt" fo:font-weight="normal" style:font-size-asian="110pt" style:font-weight-asian="normal" style:font-size-complex="110pt" style:font-weight-complex="normal"/>
    </style:style>
    <style:style style:name="T2" style:family="text">
      <style:text-properties style:font-name="Oswald" fo:font-size="32pt" fo:font-weight="normal" style:font-weight-asian="normal" style:font-weight-complex="normal"/>
    </style:style>
    <style:style style:name="T3" style:family="text">
      <style:text-properties style:font-name="Oswald"/>
    </style:style>
    <style:style style:name="T4" style:family="text">
      <style:text-properties fo:color="#ff9900" style:font-name="Oswald"/>
    </style:style>
    <style:style style:name="T5" style:family="text">
      <style:text-properties style:use-window-font-color="true" style:font-name="Oswald"/>
    </style:style>
    <style:style style:name="T6" style:family="text">
      <style:text-properties fo:color="#ff9900" style:font-name="Oswald" fo:font-size="52pt" fo:font-weight="normal" style:font-size-asian="52pt" style:font-weight-asian="normal" style:font-size-complex="5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3.621cm" presentation:class="subtitle" presentation:user-transformed="true">
          <draw:text-box>
            <text:p text:style-name="P1"><text:span text:style-name="T1">DATA</text:span></text:p>
          </draw:text-box>
        </draw:frame>
        <draw:frame draw:style-name="gr1" draw:text-style-name="P3" draw:layer="layout" svg:width="0.502cm" svg:height="1.187cm" svg:x="8.4cm" svg:y="3.8cm">
          <draw:text-box>
            <text:p/>
          </draw:text-box>
        </draw:frame>
        <draw:frame draw:style-name="gr2" draw:text-style-name="P3" draw:layer="layout" svg:width="7.847cm" svg:height="1.927cm" svg:x="10.2cm" svg:y="11.4cm">
          <draw:text-box>
            <text:p><text:span text:style-name="T2">ANONYMIZ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AGENDA</text:span></text:p>
          </draw:text-box>
        </draw:frame>
        <draw:frame presentation:style-name="pr4" draw:text-style-name="P5" draw:layer="layout" svg:width="19.4cm" svg:height="12.179cm" svg:x="6.4cm" svg:y="4.914cm" presentation:class="outline" presentation:user-transformed="true">
          <draw:text-box>
            <text:p text:style-name="P6"><text:span text:style-name="T3">obvious need</text:span></text:p>
            <text:p text:style-name="P6"><text:span text:style-name="T3">security concens</text:span></text:p>
            <text:p text:style-name="P6"><text:span text:style-name="T3">possible solution</text:span></text:p>
            <text:p text:style-name="P6"><text:span text:style-name="T3">demo and todos</text:span></text:p>
          </draw:text-box>
        </draw:frame>
        <draw:frame presentation:style-name="pr4" draw:text-style-name="P7" draw:layer="layout" svg:width="19.4cm" svg:height="12.179cm" svg:x="2.2cm" svg:y="4.914cm" presentation:class="outline" presentation:user-transformed="true">
          <draw:text-box>
            <text:p text:style-name="P6"><text:span text:style-name="T4">ONE</text:span></text:p>
            <text:p text:style-name="P6"><text:span text:style-name="T4">TWO</text:span></text:p>
            <text:p text:style-name="P6"><text:span text:style-name="T4">THREE</text:span></text:p>
            <text:p text:style-name="P6"><text:span text:style-name="T4">FO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8"><text:span text:style-name="T3">NEED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text:style-name="P6"><text:span text:style-name="T3">* devs need to </text:span><text:span text:style-name="T4">work</text:span><text:span text:style-name="T5"> with </text:span><text:span text:style-name="T4">real production data</text:span></text:p>
            <text:p text:style-name="P6"><text:span text:style-name="T3"/></text:p>
            <text:p text:style-name="P6"><text:span text:style-name="T3">* because we have to </text:span><text:span text:style-name="T4">debug</text:span><text:span text:style-name="T3"> and </text:span><text:span text:style-name="T4">test</text:span><text:span text:style-name="T5"> applica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8"><text:span text:style-name="T3">CONCERNS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text:style-name="P6"><text:span text:style-name="T3">* but we </text:span><text:span text:style-name="T4">don't need</text:span><text:span text:style-name="T3"> to access </text:span><text:span text:style-name="T4">sensitive data</text:span></text:p>
            <text:p text:style-name="P6"><text:span text:style-name="T5"/></text:p>
            <text:p text:style-name="P6"><text:span text:style-name="T5">* because it puts </text:span><text:span text:style-name="T4">users personal records at ris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8"><text:span text:style-name="T3">RISKS</text:span>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 text:style-name="P6"><text:span text:style-name="T3">* </text:span><text:span text:style-name="T5">extended </text:span><text:span text:style-name="T4">attack surface</text:span></text:p>
            <text:p text:style-name="P6"><text:span text:style-name="T5"/></text:p>
            <text:p text:style-name="P6"><text:span text:style-name="T5">* </text:span><text:span text:style-name="T4">lost or stolen</text:span><text:span text:style-name="T5"> device</text:span></text:p>
            <text:p text:style-name="P6"><text:span text:style-name="T5">* otherwise </text:span><text:span text:style-name="T4">insecure environment</text:span></text:p>
            <text:p text:style-name="P6"><text:span text:style-name="T5">* </text:span><text:span text:style-name="T4">remote</text:span><text:span text:style-name="T5"> team memb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8"><text:span text:style-name="T3">SOLUTION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text:style-name="P6"><text:span text:style-name="T3">* common approach for this is to </text:span><text:span text:style-name="T4">take a production database dump</text:span></text:p>
            <text:p text:style-name="P6"><text:span text:style-name="T3"/></text:p>
            <text:p text:style-name="P6"><text:span text:style-name="T3">* and </text:span><text:span text:style-name="T4">anonymize 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8"><text:span text:style-name="T3">WHITELISTING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text:style-name="P6"><text:span text:style-name="T3">* </text:span><text:span text:style-name="T4">compherensive</text:span><text:span text:style-name="T5"> approach</text:span></text:p>
            <text:p text:style-name="P6"><text:span text:style-name="T4"/></text:p>
            <text:p text:style-name="P6"><text:span text:style-name="T3">* takes </text:span><text:span text:style-name="T4">longer to run</text:span></text:p>
            <text:p text:style-name="P6"><text:span text:style-name="T4"/></text:p>
            <text:p text:style-name="P6"><text:span text:style-name="T5">* might make </text:span><text:span text:style-name="T4">application harder to tes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8"><text:span text:style-name="T3">BLACKLISTING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text:style-name="P6"><text:span text:style-name="T3">* is </text:span><text:span text:style-name="T4">selective</text:span></text:p>
            <text:p text:style-name="P6"><text:span text:style-name="T3"/></text:p>
            <text:p text:style-name="P6"><text:span text:style-name="T3">* new or unidentified </text:span><text:span text:style-name="T4">data might slip troug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1" draw:layer="layout" svg:width="25.199cm" svg:height="12.179cm" svg:x="1.4cm" svg:y="4.914cm" presentation:class="subtitle" presentation:user-transformed="true">
          <draw:text-box>
            <text:p text:style-name="P10"><text:span text:style-name="T6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 text:style-name="P8"><text:span text:style-name="T3">TODO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text:style-name="P6"><text:span text:style-name="T3">* </text:span><text:span text:style-name="T4">complete script</text:span></text:p>
            <text:p text:style-name="P6"><text:span text:style-name="T3"/></text:p>
            <text:p text:style-name="P6"><text:span text:style-name="T3">* </text:span><text:span text:style-name="T4">integrate</text:span><text:span text:style-name="T3"> with our workflow</text:span></text:p>
            <text:p text:style-name="P6"><text:span text:style-name="T3"/></text:p>
            <text:p text:style-name="P6"><text:span text:style-name="T3">* improve to </text:span><text:span text:style-name="T4">anonymize data dumps on the fl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1" draw:layer="layout" svg:width="25.199cm" svg:height="12.179cm" svg:x="1.4cm" svg:y="4.914cm" presentation:class="subtitle" presentation:user-transformed="true">
          <draw:text-box>
            <text:p text:style-name="P10"><text:span text:style-name="T6">QUES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3">LINKS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text:style-name="P6"><text:span text:style-name="T3">* </text:span><text:span text:style-name="T4">sunitspace.blogspot.ie</text:span><text:span text:style-name="T3">/2012/09/data-anonymization.html</text:span></text:p>
            <text:p text:style-name="P6"><text:span text:style-name="T3"/></text:p>
            <text:p text:style-name="P6"><text:span text:style-name="T3">* </text:span><text:span text:style-name="T4">sunitspace.blogspot.ie</text:span><text:span text:style-name="T3">/2012/09/data-anonymization-blacklist-whitelist.html</text:span></text:p>
            <text:p text:style-name="P6"><text:span text:style-name="T3"/></text:p>
            <text:p text:style-name="P6"><text:span text:style-name="T3">* </text:span><text:span text:style-name="T4">github.com</text:span><text:span text:style-name="T3">/sunitparekh/data-anonymization</text:span><text:span text:style-name="T3"><text:line-break/></text:span><text:span text:style-name="T3"><text:line-break/></text:span><text:span text:style-name="T3">* </text:span><text:span text:style-name="T4">github.com</text:span><text:span text:style-name="T3">/Barzahlen/tidu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7T18:13:27.291468942</meta:creation-date>
    <meta:editing-duration>PT12S</meta:editing-duration>
    <meta:editing-cycles>2</meta:editing-cycles>
    <meta:generator>LibreOffice/6.1.6.3$Linux_X86_64 LibreOffice_project/10$Build-3</meta:generator>
    <dc:date>2019-08-17T18:13:27.708104479</dc:date>
    <meta:document-statistic meta:object-count="69"/>
  </office:meta>
</office:document-meta>
</file>